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8.55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caDynamix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Empaquetad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Identificación</text:p>
          </table:table-cell>
          <table:table-cell office:value-type="string" calcext:value-type="string">
            <text:p>Suministrador y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logoWTF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3.2mm_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3.2mm_M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4700-G3-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MT-JUMPER_2_NO_NO-S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_JU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SMT-JUMPER_2_NO_NO-S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_JU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,P2,P4,P5</text:p>
          </table:table-cell>
          <table:table-cell office:value-type="string" calcext:value-type="string">
            <text:p>Molex_SPOX-5267_22-03-5035_03x2.54mm_Stra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olex_Microfit3_Header_02x01_Angled_43045-02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-Serv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Header_Straight_1x1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1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52-3_TabPi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D9411L-f08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127P1030X265-2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71" meta:object-count="0"/>
    <meta:generator>LibreOffice/6.4.6.2$Linux_X86_64 LibreOffice_project/40$Build-2</meta:generator>
  </office:meta>
</office:document-meta>
</file>